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94c78" officeooo:paragraph-rsid="00174645"/>
    </style:style>
    <style:style style:name="P2" style:family="paragraph" style:parent-style-name="Text_20_body">
      <style:text-properties fo:font-weight="normal" officeooo:rsid="00174645" officeooo:paragraph-rsid="00174645" style:font-weight-asian="normal" style:font-weight-complex="normal"/>
    </style:style>
    <style:style style:name="P3" style:family="paragraph" style:parent-style-name="Title">
      <style:text-properties officeooo:rsid="00094c78" officeooo:paragraph-rsid="00174645"/>
    </style:style>
    <style:style style:name="P4" style:family="paragraph" style:parent-style-name="Subtitle">
      <style:text-properties officeooo:rsid="00094c78" officeooo:paragraph-rsid="00174645"/>
    </style:style>
    <style:style style:name="P5" style:family="paragraph" style:parent-style-name="Heading">
      <style:text-properties officeooo:rsid="0017ba27" officeooo:paragraph-rsid="0017ba27"/>
    </style:style>
    <style:style style:name="P6" style:family="paragraph" style:parent-style-name="Text_20_body" style:list-style-name="L1">
      <style:text-properties officeooo:rsid="001788c2" officeooo:paragraph-rsid="001788c2"/>
    </style:style>
    <style:style style:name="P7" style:family="paragraph" style:parent-style-name="Text_20_body" style:list-style-name="L2">
      <style:text-properties officeooo:rsid="001788c2" officeooo:paragraph-rsid="001788c2"/>
    </style:style>
    <style:style style:name="P8" style:family="paragraph" style:parent-style-name="Text_20_body" style:list-style-name="L2">
      <style:text-properties officeooo:rsid="0017ba27" officeooo:paragraph-rsid="0017ba27"/>
    </style:style>
    <style:style style:name="P9" style:family="paragraph" style:parent-style-name="Text_20_body" style:list-style-name="L3">
      <style:text-properties officeooo:rsid="0017ba27" officeooo:paragraph-rsid="0017ba27"/>
    </style:style>
    <style:style style:name="P10" style:family="paragraph" style:parent-style-name="Heading_20_1">
      <style:text-properties officeooo:rsid="00174645" officeooo:paragraph-rsid="00174645"/>
    </style:style>
    <style:style style:name="P11" style:family="paragraph" style:parent-style-name="Heading_20_2">
      <style:text-properties officeooo:rsid="001788c2" officeooo:paragraph-rsid="001788c2"/>
    </style:style>
    <style:style style:name="P12" style:family="paragraph" style:parent-style-name="Heading_20_3">
      <style:text-properties officeooo:rsid="001788c2" officeooo:paragraph-rsid="001788c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c47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4645" style:font-weight-asian="normal" style:font-weight-complex="normal"/>
    </style:style>
    <style:style style:name="T5" style:family="text">
      <style:text-properties fo:font-weight="normal" officeooo:rsid="0019c470" style:font-weight-asian="normal" style:font-weight-complex="normal"/>
    </style:style>
    <style:style style:name="T6" style:family="text">
      <style:text-properties officeooo:rsid="0019c4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yecto <text:span text:style-name="T6">Vuensplashit</text:span></text:p>
      <text:p text:style-name="P4">Planificación</text:p>
      <text:p text:style-name="P1"/>
      <text:h text:style-name="P10" text:outline-level="1">Plan General</text:h>
      <text:h text:style-name="Heading_20_2" text:outline-level="2">Introducción</text:h>
      <text:p text:style-name="P1">El presente documento representa la guía maestra del desarrollo de la webapp denominada <text:span text:style-name="T2">Vuen</text:span><text:span text:style-name="T1">splashit</text:span><text:span text:style-name="T3">, producida como prueba conceptual para el cliente </text:span><text:span text:style-name="T4">Sr.</text:span><text:span text:style-name="T3"> Walter Gammarota.</text:span></text:p>
      <text:p text:style-name="P2">Proyecto comenzado a las 9:00 a.m. del día Viernes Junio 26 de 2020.</text:p>
      <text:h text:style-name="Heading_20_2" text:outline-level="2">Actividades por realizar</text:h>
      <text:list xml:id="list3937384407" text:style-name="L1">
        <text:list-item>
          <text:p text:style-name="P6">Planificación</text:p>
        </text:list-item>
        <text:list-item>
          <text:p text:style-name="P6">Levantamiento de requerimientos, investigación y aclaratorias.</text:p>
        </text:list-item>
        <text:list-item>
          <text:p text:style-name="P6">Análisis de la información obtenida.</text:p>
        </text:list-item>
        <text:list-item>
          <text:p text:style-name="P6">Diseños.</text:p>
        </text:list-item>
        <text:list-item>
          <text:p text:style-name="P6">Desarrollo.</text:p>
        </text:list-item>
        <text:list-item>
          <text:p text:style-name="P6">Pruebas.</text:p>
        </text:list-item>
        <text:list-item>
          <text:p text:style-name="P6">Entrega.</text:p>
        </text:list-item>
      </text:list>
      <text:h text:style-name="P11" text:outline-level="2">Planificación</text:h>
      <text:h text:style-name="P12" text:outline-level="3">Primer Sprint</text:h>
      <text:list xml:id="list1272253656" text:style-name="L2">
        <text:list-item>
          <text:p text:style-name="P7">Instalación y setup inicial del proyecto.</text:p>
        </text:list-item>
        <text:list-item>
          <text:p text:style-name="P7">Creación de repositorios.</text:p>
        </text:list-item>
        <text:list-item>
          <text:p text:style-name="P8">Configuraciones locales y remotas.</text:p>
        </text:list-item>
        <text:list-item>
          <text:p text:style-name="P8">Commit inicial</text:p>
        </text:list-item>
        <text:list-item>
          <text:p text:style-name="P8">Planificación del Segundo Sprint.</text:p>
        </text:list-item>
      </text:list>
      <text:p text:style-name="P5">Entregables del Primer Sprint</text:p>
      <text:list xml:id="list3797698846" text:style-name="L3">
        <text:list-item>
          <text:p text:style-name="P9">Repositorio remoto con documentación y código inicia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09:27:54.322873893</meta:creation-date>
    <dc:date>2020-06-27T00:04:36.038866955</dc:date>
    <meta:editing-duration>PT39M12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1" meta:paragraph-count="23" meta:word-count="108" meta:character-count="737" meta:non-whitespace-character-count="665"/>
  </office:meta>
</office:document-meta>
</file>